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 Light" fo:font-size="14pt" fo:font-weight="bold" officeooo:rsid="001ddb28" officeooo:paragraph-rsid="001ddb28" fo:background-color="transparent" style:font-name-asian="Calibri" style:font-size-asian="14pt" style:font-weight-asian="bold" style:font-name-complex="Calibri" style:font-size-complex="14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 Light" fo:font-size="14pt" fo:font-weight="bold" officeooo:paragraph-rsid="001ddb28" fo:background-color="transparent" style:font-name-asian="Calibri" style:font-size-asian="14pt" style:font-weight-asian="bold" style:font-name-complex="Calibri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ча 1</text:p>
      <text:p text:style-name="P2">print("Введите число") - вывод текста для объяснения запроса</text:p>
      <text:p text:style-name="P2">a = int(input()) - добавление целочисленной переменной и считывание ввода</text:p>
      <text:p text:style-name="P2">for i in range(1,a+1): - цикл для пребора и вывода последоватьности чисел</text:p>
      <text:p text:style-name="P2"><text:s text:c="4"/>print(i)</text:p>
      <text:p text:style-name="P2"/>
      <text:p text:style-name="P2">Задача 2</text:p>
      <text:p text:style-name="P2">print("Введите первое число") - вывод текста для объяснения запроса</text:p>
      <text:p text:style-name="P2"/>
      <text:p text:style-name="P2">b = int(input()) - добавление целочисленной переменной и считывание ввода</text:p>
      <text:p text:style-name="P2"/>
      <text:p text:style-name="P2">print("Введите второе число") - вывод текста для объяснения запроса</text:p>
      <text:p text:style-name="P2"/>
      <text:p text:style-name="P2">c = int(input())- добавление целочисленной переменной и считывание ввода</text:p>
      <text:p text:style-name="P2"/>
      <text:p text:style-name="P1">print("Большее число:", max(b,c)) - вывод максимальной переменной с помощью функции "max(a,b)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2T22:02:27.527000000</dc:date>
    <meta:editing-duration>PT4M52S</meta:editing-duration>
    <meta:editing-cycles>1</meta:editing-cycles>
    <meta:document-statistic meta:table-count="0" meta:image-count="0" meta:object-count="0" meta:page-count="1" meta:paragraph-count="11" meta:word-count="83" meta:character-count="607" meta:non-whitespace-character-count="531"/>
    <meta:generator>LibreOffice/7.2.5.2$Windows_X86_64 LibreOffice_project/499f9727c189e6ef3471021d6132d4c694f357e5</meta:generator>
  </office:meta>
</office:document-meta>
</file>